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 style:master-page-name="First_20_Page"/>
    <style:style style:name="P2" style:family="paragraph" style:parent-style-name="Text_20_body">
      <style:paragraph-properties fo:text-align="center" style:justify-single-word="false"/>
      <style:text-properties fo:font-size="32pt" fo:background-color="transparent" style:font-size-asian="32pt" style:font-size-complex="32pt"/>
    </style:style>
    <style:style style:name="P3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5">
      <style:text-properties fo:font-weight="normal" style:font-weight-asian="normal" style:font-weight-complex="normal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text-properties fo:font-weight="normal" style:font-weight-asian="normal" style:font-weight-complex="normal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text-properties fo:font-weight="bold" style:font-weight-asian="bold" style:font-weight-complex="bold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text-properties fo:font-weight="normal" style:font-weight-asian="normal" style:font-weight-complex="normal"/>
    </style:style>
    <style:style style:name="P21" style:family="paragraph" style:parent-style-name="Text_20_body" style:list-style-name="L8">
      <style:text-properties fo:font-weight="bold" style:font-weight-asian="bold" style:font-weight-complex="bold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text-properties fo:font-weight="normal" style:font-weight-asian="normal" style:font-weight-complex="normal"/>
    </style:style>
    <style:style style:name="P24" style:family="paragraph" style:parent-style-name="Text_20_body" style:list-style-name="L9">
      <style:text-properties fo:font-weight="bold" style:font-weight-asian="bold" style:font-weight-complex="bold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text-properties fo:font-weight="normal" style:font-weight-asian="normal" style:font-weight-complex="normal"/>
    </style:style>
    <style:style style:name="P27" style:family="paragraph" style:parent-style-name="Text_20_body" style:list-style-name="L11"/>
    <style:style style:name="P28" style:family="paragraph" style:parent-style-name="Text_20_body" style:list-style-name="L12"/>
    <style:style style:name="P29" style:family="paragraph" style:parent-style-name="Text_20_body" style:list-style-name="L12">
      <style:text-properties fo:font-weight="normal" style:font-weight-asian="normal" style:font-weight-complex="normal"/>
    </style:style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4">
      <style:text-properties fo:font-weight="normal" style:font-weight-asian="normal" style:font-weight-complex="normal"/>
    </style:style>
    <style:style style:name="P33" style:family="paragraph" style:parent-style-name="Text_20_body" style:list-style-name="L14">
      <style:text-properties fo:font-weight="bold" style:font-weight-asian="bold" style:font-weight-complex="bold"/>
    </style:style>
    <style:style style:name="P34" style:family="paragraph" style:parent-style-name="Text_20_body" style:list-style-name="L15">
      <style:text-properties fo:font-weight="normal" style:font-weight-asian="normal" style:font-weight-complex="normal"/>
    </style:style>
    <style:style style:name="P35" style:family="paragraph" style:parent-style-name="Text_20_body" style:list-style-name="L15"/>
    <style:style style:name="P36" style:family="paragraph" style:parent-style-name="Text_20_body">
      <style:text-properties fo:font-weight="normal" style:font-weight-asian="normal" style:font-weight-complex="normal"/>
    </style:style>
    <style:style style:name="P37" style:family="paragraph" style:parent-style-name="Text_20_body" style:list-style-name="L16">
      <style:text-properties fo:font-weight="normal" style:font-weight-asian="normal" style:font-weight-complex="normal"/>
    </style:style>
    <style:style style:name="P38" style:family="paragraph" style:parent-style-name="Text_20_body" style:list-style-name="L16"/>
    <style:style style:name="P39" style:family="paragraph" style:parent-style-name="Text_20_body" style:list-style-name="L17"/>
    <style:style style:name="P40" style:family="paragraph" style:parent-style-name="Text_20_body" style:list-style-name="L18">
      <style:text-properties fo:font-weight="normal" style:font-weight-asian="normal" style:font-weight-complex="normal"/>
    </style:style>
    <style:style style:name="P41" style:family="paragraph" style:parent-style-name="Text_20_body" style:list-style-name="L19"/>
    <style:style style:name="P42" style:family="paragraph" style:parent-style-name="Text_20_body" style:list-style-name="L20"/>
    <style:style style:name="P43" style:family="paragraph" style:parent-style-name="Text_20_body" style:list-style-name="L21"/>
    <style:style style:name="P44" style:family="paragraph" style:parent-style-name="Text_20_body" style:list-style-name="L22"/>
    <style:style style:name="P45" style:family="paragraph" style:parent-style-name="Text_20_body" style:list-style-name="L22">
      <style:text-properties fo:font-weight="normal" style:font-weight-asian="normal" style:font-weight-complex="normal"/>
    </style:style>
    <style:style style:name="P46" style:family="paragraph" style:parent-style-name="Text_20_body" style:list-style-name="L23"/>
    <style:style style:name="P47" style:family="paragraph" style:parent-style-name="Text_20_body" style:list-style-name="L24"/>
    <style:style style:name="P48" style:family="paragraph" style:parent-style-name="Text_20_body" style:list-style-name="L2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background-color="transparent"/>
    </style:style>
    <style:style style:name="T6" style:family="text">
      <style:text-properties style:text-position="sub 58%" fo:font-weight="bold" style:font-weight-asian="bold" style:font-weight-complex="bol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P2">VPNease</text:p>
      <text:p text:style-name="P3"/>
      <text:p text:style-name="P3"/>
      <text:p text:style-name="P3">Configuration Guide for Client Platforms</text:p>
      <text:p text:style-name="P3"/>
      <text:p text:style-name="P3"/>
      <text:p text:style-name="P3"/>
      <text:p text:style-name="P4"/>
      <text:p text:style-name="P4"/>
      <text:p text:style-name="P4">Windows 2000 (SP4)<text:line-break/>Windows XP (no SP, SP1, SP1a, SP2)<text:line-break/>Windows Vista<text:line-break/>Apple Mac Os X<text:line-break/>Linux<text:line-break/>Pocket PC / Windows Mobile</text:p>
      <text:h text:style-name="Heading_20_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5f_5f_5f_5f_5f_5f_5f_5f_5f_5f_5f_5f_5f_5f_5f_20_5f_5f_5f_5f_5f_5f_5f_5f_5f_5f_5f_5f_5f_5f_5f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5f_5f_5f_5f_5f_5f_5f_5f_5f_5f_5f_5f_5f_5f_20_5f_5f_5f_5f_5f_5f_5f_5f_5f_5f_5f_5f_5f_5f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5f_5f_5f_5f_5f_5f_5f_5f_5f_5f_5f_5f_5f_5f_20_5f_5f_5f_5f_5f_5f_5f_5f_5f_5f_5f_5f_5f_5f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5f_5f_5f_5f_5f_5f_5f_5f_5f_5f_5f_5f_5f_5f_20_5f_5f_5f_5f_5f_5f_5f_5f_5f_5f_5f_5f_5f_5f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5f_5f_5f_5f_5f_5f_5f_5f_5f_5f_5f_5f_5f_5f_20_5f_5f_5f_5f_5f_5f_5f_5f_5f_5f_5f_5f_5f_5f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5f_5f_5f_5f_5f_5f_5f_5f_5f_5f_5f_5f_5f_5f_20_5f_5f_5f_5f_5f_5f_5f_5f_5f_5f_5f_5f_5f_5f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5f_5f_5f_5f_5f_5f_5f_5f_5f_5f_5f_5f_5f_5f_20_5f_5f_5f_5f_5f_5f_5f_5f_5f_5f_5f_5f_5f_5f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6">Introduction<text:tab/>3</text:p>
          <text:p text:style-name="P6">Windows XP<text:tab/>4</text:p>
          <text:p text:style-name="P7">Prerequisites<text:tab/>4</text:p>
          <text:p text:style-name="P8">General Requirements<text:tab/>4</text:p>
          <text:p text:style-name="P8">Windows XP with Service Pack 2 (SP2), Recommended<text:tab/>4</text:p>
          <text:p text:style-name="P8">Windows XP with Service Pack 1 (SP1 or SP1a)<text:tab/>4</text:p>
          <text:p text:style-name="P8">Windows XP without a Service Pack<text:tab/>5</text:p>
          <text:p text:style-name="P7">Known Limitations<text:tab/>6</text:p>
          <text:p text:style-name="P7">Configuration<text:tab/>6</text:p>
          <text:p text:style-name="P7">Testing<text:tab/>8</text:p>
          <text:p text:style-name="P6">Apple Mac Os X<text:tab/>9</text:p>
          <text:p text:style-name="P7">Prerequisites<text:tab/>9</text:p>
          <text:p text:style-name="P7">Known Limitations<text:tab/>9</text:p>
          <text:p text:style-name="P7">Configuration<text:tab/>9</text:p>
          <text:p text:style-name="P7">Testing<text:tab/>10</text:p>
          <text:p text:style-name="P6">Windows Vista<text:tab/>11</text:p>
          <text:p text:style-name="P7">Prerequisites<text:tab/>11</text:p>
          <text:p text:style-name="P7">Known Limitations<text:tab/>11</text:p>
          <text:p text:style-name="P7">Configuration<text:tab/>11</text:p>
          <text:p text:style-name="P7">Testing<text:tab/>13</text:p>
          <text:p text:style-name="P6">Linux<text:tab/>14</text:p>
          <text:p text:style-name="P6">Windows 2000 (SP4)<text:tab/>15</text:p>
          <text:p text:style-name="P7">Prerequisites<text:tab/>15</text:p>
          <text:p text:style-name="P7">Known Limitations<text:tab/>15</text:p>
          <text:p text:style-name="P7">Configuration<text:tab/>15</text:p>
          <text:p text:style-name="P8">Step 1: Configure L2TP/IPsec Connection<text:tab/>15</text:p>
          <text:p text:style-name="P8">Step 2: Disable Automatic L2TP/IPsec IPsec Policy<text:tab/>16</text:p>
          <text:p text:style-name="P8">Step 3: Create a New L2TP/IPsec IPsec Policy<text:tab/>16</text:p>
          <text:p text:style-name="P7">Testing<text:tab/>18</text:p>
          <text:p text:style-name="P6">Pocket PC / Windows Mobile<text:tab/>19</text:p>
          <text:p text:style-name="P6">Other Platforms<text:tab/>20</text:p>
          <text:p text:style-name="P7">Windows 95, Windows 98, Windows ME<text:tab/>20</text:p>
          <text:p text:style-name="P7">Open Source Clients<text:tab/>20</text:p>
        </text:index-body>
      </text:table-of-content>
      <text:h text:style-name="Heading_20_1" text:outline-level="1"/>
      <text:h text:style-name="P9" text:outline-level="1">Introduction</text:h>
      <text:p text:style-name="Text_20_body">VPNease is a clientless VPN product which allows you to use the existing built-in client of your operating system for secure remote access. <text:s/>VPNease supports the built-in L2TP/IPsec remote access clients of the following platforms:</text:p>
      <text:list text:style-name="L2">
        <text:list-item>
          <text:p text:style-name="P10">Windows 2000 (SP4)</text:p>
        </text:list-item>
        <text:list-item>
          <text:p text:style-name="P10">Windows XP (without SP, SP1, SP1a, SP2)</text:p>
        </text:list-item>
        <text:list-item>
          <text:p text:style-name="P10">Windows Vista</text:p>
        </text:list-item>
        <text:list-item>
          <text:p text:style-name="P10">Apple Mac Os X <text:s/>(Panther, Tiger, Leopard)</text:p>
        </text:list-item>
        <text:list-item>
          <text:p text:style-name="P10">Linux</text:p>
        </text:list-item>
        <text:list-item>
          <text:p text:style-name="P10">Pocket PC / Windows Mobile</text:p>
        </text:list-item>
      </text:list>
      <text:p text:style-name="Text_20_body">You will need the following basic information from your administrator:</text:p>
      <text:list text:style-name="L3">
        <text:list-item>
          <text:p text:style-name="P11"><text:span text:style-name="T1">Server address</text:span>: The DNS name or public IP address of the remote access server you are connecting to.</text:p>
          <text:list>
            <text:list-item>
              <text:p text:style-name="P11">Examples: vpn.company.com, 123.123.123.123</text:p>
            </text:list-item>
          </text:list>
        </text:list-item>
        <text:list-item>
          <text:p text:style-name="P11"><text:span text:style-name="T1">Pre-shared key</text:span>: The group pre-shared key (GPSK) of the remote access server.</text:p>
          <text:list>
            <text:list-item>
              <text:p text:style-name="P11">Example: aY7bCa6g</text:p>
            </text:list-item>
          </text:list>
        </text:list-item>
        <text:list-item>
          <text:p text:style-name="P11"><text:span text:style-name="T1">Username &amp; password</text:span>: The username and password configured for your remote access account.</text:p>
          <text:list>
            <text:list-item>
              <text:p text:style-name="P11">Example: username: john.doe, password: qYfgaCX5</text:p>
            </text:list-item>
          </text:list>
        </text:list-item>
      </text:list>
      <text:p text:style-name="Text_20_body"/>
      <text:h text:style-name="P9" text:outline-level="1">Windows XP</text:h>
      <text:h text:style-name="Heading_20_2" text:outline-level="2">Prerequisites</text:h>
      <text:p text:style-name="Text_20_body">VPNease supports all Windows XP versions. <text:s/>However, each Service Pack has different prerequisites, described below.</text:p>
      <text:h text:style-name="Heading_20_3" text:outline-level="3">General Requirements</text:h>
      <text:list text:style-name="L4">
        <text:list-item>
          <text:p text:style-name="P12">Ensure you have administrator privileges to your compute. <text:s/>Remote access connection cannot be configured without administrator privileges.</text:p>
        </text:list-item>
      </text:list>
      <text:h text:style-name="Heading_20_3" text:outline-level="3">Windows XP with Service Pack 2 (SP2), Recommended</text:h>
      <text:list text:style-name="L5">
        <text:list-item>
          <text:p text:style-name="P13">Windows XP SP2 supports NAT Traversal (NAT-T) directly without the need for an update.</text:p>
        </text:list-item>
        <text:list-item>
          <text:p text:style-name="P13">If remote access server is behind address translation (port forwarding), a registry change is required to ensure Windows XP SP2 can connect properly.</text:p>
          <text:list>
            <text:list-item>
              <text:p text:style-name="P13">The update is required even when the client is not behind a NAT device. <text:s/>The problem is caused by a change in NAT-T behavior in XP SP2, and is documented by Microsoft KB article <text:a xlink:type="simple" xlink:href="http://support.microsoft.com/kb/885407/">http://support.microsoft.com/kb/885407/</text:a>.</text:p>
            </text:list-item>
            <text:list-item>
              <text:p text:style-name="P13">Start registry editor (<text:span text:style-name="T1">Start</text:span> =&gt; <text:span text:style-name="T1">Run</text:span>, enter <text:span text:style-name="T1">regedit</text:span> and press <text:span text:style-name="T1">Return</text:span>). <text:s/>A<text:span text:style-name="T2">dd the following registry value with type </text:span><text:span text:style-name="T1">REG_DWORD</text:span><text:span text:style-name="T2"> to Windows registry:<text:line-break/><text:line-break/><text:tab/>HKEY_LOCAL_MACHINE \<text:line-break/><text:tab/> <text:s text:c="3"/>System \<text:line-break/><text:tab/> <text:s text:c="7"/>CurrentControlSet \<text:line-break/><text:tab/> <text:s text:c="11"/>Services \<text:line-break/><text:tab/> <text:s text:c="15"/>IPSec \<text:line-break/><text:tab/> <text:s text:c="19"/>AssumeUDPEncapsulationContextOnSendRule</text:span></text:p>
            </text:list-item>
            <text:list-item>
              <text:p text:style-name="P13">Set the value of the new key to <text:span text:style-name="T1">2</text:span> to enable NAT Traversal compatibility.</text:p>
            </text:list-item>
            <text:list-item>
              <text:p text:style-name="P13">Reboot your computer to ensure that the change takes effect.</text:p>
            </text:list-item>
            <text:list-item>
              <text:p text:style-name="P14">Please see the KB article for more details.</text:p>
            </text:list-item>
          </text:list>
        </text:list-item>
      </text:list>
      <text:h text:style-name="Heading_20_3" text:outline-level="3">Windows XP with Service Pack 1 (SP1 or SP1a)</text:h>
      <text:list text:style-name="L6">
        <text:list-item>
          <text:p text:style-name="P15">Install NAT Traversal (NAT-T) update to ensure product works correctly through NAT devices (typically required functionality):</text:p>
          <text:list>
            <text:list-item>
              <text:p text:style-name="P15">Go to “Windows Update Catalog” through Microsoft Update site: <text:a xlink:type="simple" xlink:href="http://update.microsoft.com/">http://update.microsoft.com/</text:a><text:a xlink:type="simple" xlink:href="http://www.microsoftupdate.com/">.</text:a> <text:s/>Select <text:span text:style-name="T1">Use administrator options</text:span><text:span text:style-name="T2">, and then</text:span><text:span text:style-name="T1"> search the Windows Update Catalog</text:span><text:span text:style-name="T2">.</text:span></text:p>
              <text:list>
                <text:list-item>
                  <text:p text:style-name="P15">Note that you need administrator rights to install (or search for) updates. <text:s/>Also ensure that you have up-to-date Windows Update; otherwise update search may be disabled.</text:p>
                </text:list-item>
                <text:list-item>
                  <text:p text:style-name="P15">The search page requires you to install an ActiveX component (Windows Update).</text:p>
                </text:list-item>
              </text:list>
            </text:list-item>
            <text:list-item>
              <text:p text:style-name="P15">Search for the NAT-T Update</text:p>
              <text:list>
                <text:list-item>
                  <text:p text:style-name="P15">Select <text:span text:style-name="T1">Find Microsoft Windows updates</text:span><text:span text:style-name="T2">.</text:span></text:p>
                </text:list-item>
                <text:list-item>
                  <text:p text:style-name="P15">Select <text:span text:style-name="T1">Operating system</text:span>. <text:s/>Typical choices are <text:span text:style-name="T1">Windows XP SP1 </text:span>(regardless of you Windows variant, i.e. for both Professional and Home editions).</text:p>
                </text:list-item>
                <text:list-item>
                  <text:p text:style-name="P15">Select <text:span text:style-name="T1">Language</text:span><text:span text:style-name="T2">. <text:s/>Typical choice is </text:span><text:span text:style-name="T1">English</text:span><text:span text:style-name="T2">.</text:span></text:p>
                </text:list-item>
                <text:list-item>
                  <text:p text:style-name="P15">Click <text:span text:style-name="T1">Advanced search options</text:span>.</text:p>
                </text:list-item>
                <text:list-item>
                  <text:p text:style-name="P15">Enter the update number “<text:span text:style-name="T1">818043</text:span><text:span text:style-name="T2">” in the </text:span><text:span text:style-name="T1">Contains these words</text:span><text:span text:style-name="T2"> field.</text:span></text:p>
                </text:list-item>
                <text:list-item>
                  <text:p text:style-name="P16">Click <text:span text:style-name="T1">Search</text:span>.</text:p>
                </text:list-item>
                <text:list-item>
                  <text:p text:style-name="P15"><text:span text:style-name="T2">Select </text:span><text:span text:style-name="T1">Recommended Updates</text:span><text:span text:style-name="T2">, and add the above update to your list of updates. <text:s/>(Leave other fields to default values.)</text:span></text:p>
                </text:list-item>
                <text:list-item>
                  <text:p text:style-name="P15">Click <text:span text:style-name="T1">Go to Download Basket</text:span><text:span text:style-name="T2">.</text:span></text:p>
                </text:list-item>
                <text:list-item>
                  <text:p text:style-name="P15">Download the update to your desktop: select <text:span text:style-name="T1">Browse</text:span>, select your Desktop, and click <text:span text:style-name="T1">Download Now</text:span>. <text:s/>Accept download license. <text:s/><text:span text:style-name="T1">Note</text:span><text:span text:style-name="T2">: you need to allow popups from Microsoft Update for the download to work.</text:span></text:p>
                </text:list-item>
              </text:list>
            </text:list-item>
            <text:list-item>
              <text:p text:style-name="P15">Enter the folder, and browse through successive folders within the update package, looking for the update EXE file named <text:span text:style-name="T1">WindowsXP-KB818043-x86-ENU.EXE</text:span>. <text:s/>The full path to the update is similar to: (download folder) / WU / Software / en / com.microsoft.windowsxp / x86WinXP / com_microsoft.818043_Recommended_XPSP2_WinSE_35746 / WindowsXP-KB818043-x86-ENU.EXE.</text:p>
            </text:list-item>
            <text:list-item>
              <text:p text:style-name="P15">Execute the update, and reboot your computer for the update to take effect.</text:p>
            </text:list-item>
          </text:list>
        </text:list-item>
      </text:list>
      <text:h text:style-name="Heading_20_3" text:outline-level="3">Windows XP without a Service Pack</text:h>
      <text:list text:style-name="L7">
        <text:list-item>
          <text:p text:style-name="P17">There is no NAT Traversal (NAT-T) support for Windows XP without a Service Pack. </text:p>
          <text:list>
            <text:list-item>
              <text:p text:style-name="P17">Without NAT-T support remote access connections are not possible if the client computer is behind a NAT device (i.e., has a private address) or if the server computer is behind a NAT device (port forwarding).</text:p>
            </text:list-item>
            <text:list-item>
              <text:p text:style-name="P17">Although remote access connections are possible without NAT-T support, such use is not recommended.</text:p>
            </text:list-item>
          </text:list>
        </text:list-item>
        <text:list-item>
          <text:p text:style-name="P18">We recommend you update your Windows XP to SP2 (or at least SP1/SP1a).</text:p>
        </text:list-item>
      </text:list>
      <text:h text:style-name="Heading_20_2" text:outline-level="2">Known Limitations</text:h>
      <text:p text:style-name="Text_20_body">None.</text:p>
      <text:h text:style-name="Heading_20_2" text:outline-level="2">Configuration</text:h>
      <text:p text:style-name="Text_20_body">To configure remote access for Windows XP, do as follows:</text:p>
      <text:list text:style-name="L8">
        <text:list-item>
          <text:p text:style-name="P19">Open <text:span text:style-name="T1">Control panel</text:span> =&gt; <text:span text:style-name="T1">Network connections</text:span> and click <text:span text:style-name="T1">Create new connection</text:span>. <text:s/><text:span text:style-name="T2">(Classic and XP theme have a slightly different layout.)</text:span></text:p>
        </text:list-item>
        <text:list-item>
          <text:p text:style-name="P20">You may be prompted for dialing information if you haven't configured it before. <text:s/>If you are not actually using a dialup modem connection, you can enter any information accepted by Windows; the settings have no effect on the remote access connection. <text:s/>You can enter the following information, for instance:</text:p>
          <text:list>
            <text:list-item>
              <text:p text:style-name="P20"><text:span text:style-name="T1">What country/region are you in now?</text:span> <text:s/>=&gt; United States</text:p>
            </text:list-item>
            <text:list-item>
              <text:p text:style-name="P20"><text:span text:style-name="T1">What area code (or city code) are you in now?</text:span> <text:s/>=&gt; 123</text:p>
            </text:list-item>
            <text:list-item>
              <text:p text:style-name="P20"><text:span text:style-name="T1">If you need to specify a carrier code, what is it?</text:span> <text:s/>=&gt; 123</text:p>
            </text:list-item>
            <text:list-item>
              <text:p text:style-name="P20"><text:span text:style-name="T1">If you dial a number to access an outside line, what is it? </text:span><text:s/>=&gt; 123</text:p>
            </text:list-item>
            <text:list-item>
              <text:p text:style-name="P20"><text:span text:style-name="T1">The phone system at this location uses:</text:span> <text:s/>=&gt; Tone dialing</text:p>
            </text:list-item>
            <text:list-item>
              <text:p text:style-name="P21">NOTE<text:span text:style-name="T2">: If you do need dialing rules for your actual modem connection, you do not need to enter “dummy” information.</text:span></text:p>
            </text:list-item>
          </text:list>
        </text:list-item>
        <text:list-item>
          <text:p text:style-name="P20">Start the connection creation wizard by clicking <text:span text:style-name="T1">Next</text:span>.</text:p>
          <text:list>
            <text:list-item>
              <text:p text:style-name="P19">Select <text:span text:style-name="T3">Connect to the network at my workplace</text:span> and click <text:span text:style-name="T3">Next</text:span>. </text:p>
            </text:list-item>
            <text:list-item>
              <text:p text:style-name="P19">Select <text:span text:style-name="T3">Virtual Private Network connection</text:span> and click <text:span text:style-name="T3">Next</text:span>. </text:p>
            </text:list-item>
            <text:list-item>
              <text:p text:style-name="P19">Enter <text:span text:style-name="T1">Company Name</text:span> and click <text:span text:style-name="T1">Next</text:span><text:span text:style-name="T2">. <text:s/>The company name will become the name of your connection profile. <text:s/>Example: </text:span><text:span text:style-name="T1">Test Connection</text:span><text:span text:style-name="T2">.</text:span></text:p>
            </text:list-item>
            <text:list-item>
              <text:p text:style-name="P19">You may be asked about initial connection dialing. <text:s/>If so, select <text:span text:style-name="T3">Do not dial the initial connection</text:span><text:span text:style-name="T2">, which is a good default for typical networks. <text:s/>Click </text:span><text:span text:style-name="T1">Next</text:span><text:span text:style-name="T2">. <text:s/>(If you are using GPRS or other dialup as a transport for your remote access connection, make the appropriate choice here).</text:span></text:p>
            </text:list-item>
            <text:list-item>
              <text:p text:style-name="P20">Enter the remote access server DNS name or IP address into the <text:span text:style-name="T1">Host name or IP address</text:span>... field. <text:s/>Click <text:span text:style-name="T1">Next</text:span>. <text:s/>Example: <text:span text:style-name="T1">vpn.company.com</text:span>.</text:p>
            </text:list-item>
            <text:list-item>
              <text:p text:style-name="P19">Select <text:span text:style-name="T3">Add a shortcut to this connection to my </text:span><text:span text:style-name="T1">desktop</text:span><text:span text:style-name="T2">, and click Finish.</text:span></text:p>
            </text:list-item>
          </text:list>
        </text:list-item>
      </text:list>
      <text:list text:style-name="L9">
        <text:list-item>
          <text:p text:style-name="P22">Windows opens the connection windows automatically.</text:p>
          <text:list>
            <text:list-item>
              <text:p text:style-name="P22">Click <text:span text:style-name="T1">Properties</text:span><text:span text:style-name="T2">.</text:span></text:p>
            </text:list-item>
            <text:list-item>
              <text:p text:style-name="P22">Select <text:span text:style-name="T1">Security</text:span><text:span text:style-name="T2"> tab and click </text:span><text:span text:style-name="T1">IPsec settings</text:span><text:span text:style-name="T2">. <text:s/>Check </text:span><text:span text:style-name="T1">Use pre-shared key for authentication</text:span><text:span text:style-name="T2"> and enter the pre-shared key of the remote access server. <text:s/>Click </text:span><text:span text:style-name="T1">OK</text:span><text:span text:style-name="T2">. <text:s/>Example: </text:span><text:span text:style-name="T1">aY7bCa6g</text:span><text:span text:style-name="T2">.</text:span></text:p>
            </text:list-item>
            <text:list-item>
              <text:p text:style-name="P22">Select <text:span text:style-name="T1">Networking</text:span><text:span text:style-name="T2"> tab and change </text:span><text:span text:style-name="T1">Type of VPN</text:span><text:span text:style-name="T2"> to </text:span><text:span text:style-name="T1">L2TP IPSec VPN</text:span><text:span text:style-name="T2">. <text:s/>This step is optional for Windows XP SP2, but required for other Windows versions. <text:s/>If left to default setting </text:span><text:span text:style-name="T1">Automatic</text:span><text:span text:style-name="T2">, first connection will take about 30 seconds to form while Windows autodetects the VPN connection type, but later connections will work normally.</text:span></text:p>
            </text:list-item>
            <text:list-item>
              <text:p text:style-name="P23">Select <text:span text:style-name="T1">Internet Protocol (TCP/IP)</text:span> (still in <text:span text:style-name="T1">Networking</text:span> tab) and click <text:span text:style-name="T1">Properties</text:span>. <text:s/>Click <text:span text:style-name="T1">Advanced...</text:span> and ensure that <text:span text:style-name="T1">Use default gateway on remote network</text:span> is selected. <text:s/>This setting ensures that all traffic will be sent to the remote access connection when the connection is active. <text:s/>This is typically the desired behavior. <text:s/>Click <text:span text:style-name="T1">OK</text:span> to close the advanced settings dialog, then click <text:span text:style-name="T1">OK</text:span> to close the Internet Protocol (TCP/IP) dialog.</text:p>
            </text:list-item>
            <text:list-item>
              <text:p text:style-name="P22"><text:span text:style-name="T1">OPTIONAL: </text:span>If you wish to improve the reliability of your remote access connection, you can enable automatic redialing. <text:s/>Select the <text:span text:style-name="T1">Options</text:span><text:span text:style-name="T2"> tab. <text:s/>Alter settings e.g. as follows:</text:span></text:p>
              <text:list>
                <text:list-item>
                  <text:p text:style-name="P24">Redial attempts<text:span text:style-name="T2"> =&gt; 50</text:span></text:p>
                </text:list-item>
                <text:list-item>
                  <text:p text:style-name="P24">Time between redial attempts<text:span text:style-name="T2"> =&gt; 10 seconds</text:span></text:p>
                </text:list-item>
                <text:list-item>
                  <text:p text:style-name="P24">Idle time before hanging up<text:span text:style-name="T2"> =&gt; never</text:span></text:p>
                </text:list-item>
                <text:list-item>
                  <text:p text:style-name="P23">Check the <text:span text:style-name="T1">Redial if line is dropped</text:span> check box</text:p>
                </text:list-item>
              </text:list>
            </text:list-item>
            <text:list-item>
              <text:p text:style-name="P23">These settings ensure that Windows automatically reconnects if the server is temporarily unavailable. <text:s/>However, other settings may be more appropriate for your environment.</text:p>
            </text:list-item>
            <text:list-item>
              <text:p text:style-name="P22">Finally, click <text:span text:style-name="T3">OK</text:span> to close the properties window. </text:p>
            </text:list-item>
          </text:list>
        </text:list-item>
        <text:list-item>
          <text:p text:style-name="P22">If you wish to use fully automatic redialing:</text:p>
          <text:list>
            <text:list-item>
              <text:p text:style-name="P22">Enter the username and password in the connection dialog. <text:s/>Check the <text:span text:style-name="T1">Save this user name and password for the following users</text:span><text:span text:style-name="T2"> checkbox and select </text:span><text:span text:style-name="T1">Anyone who uses this computer</text:span><text:span text:style-name="T2"> option. <text:s/>These settings ensure that redialing does not require interaction (password entry).</text:span></text:p>
            </text:list-item>
            <text:list-item>
              <text:p text:style-name="P23">If the computer is used by several people, do not select <text:span text:style-name="T1">Save this user name and password for the following users</text:span> checkbox, as it may be a security risk.</text:p>
            </text:list-item>
          </text:list>
        </text:list-item>
        <text:list-item>
          <text:p text:style-name="P22">Close the connection dialog by clicking <text:span text:style-name="T3">Cancel</text:span>. </text:p>
        </text:list-item>
      </text:list>
      <text:h text:style-name="Heading_20_2" text:outline-level="2">Testing</text:h>
      <text:p text:style-name="Text_20_body">Test your newly configured remote access connection profile as follows:</text:p>
      <text:list text:style-name="L10">
        <text:list-item>
          <text:p text:style-name="P25">Double click the connection icon on your desktop, or use <text:span text:style-name="T1">Control panel</text:span><text:span text:style-name="T2"> =&gt; </text:span><text:span text:style-name="T1">Network connections</text:span><text:span text:style-name="T2"> to open your connection.</text:span></text:p>
        </text:list-item>
        <text:list-item>
          <text:p text:style-name="P25"><text:span text:style-name="T2">Enter your username and password to the dialog (if not added previously) and click </text:span><text:span text:style-name="T1">Connect</text:span><text:span text:style-name="T2">. <text:s/>If your settings are correct, the connection window will disappear and tray balloon will indicate that the connection is active.</text:span></text:p>
        </text:list-item>
        <text:list-item>
          <text:p text:style-name="P26">You should ensure that connectivity to your remote network resources work correctly. <text:s/>One simple test is to the use the <text:span text:style-name="T1">ping</text:span> command in the command prompt.</text:p>
        </text:list-item>
      </text:list>
      <text:p text:style-name="Text_20_body"/>
      <text:h text:style-name="P9" text:outline-level="1">Apple Mac Os X</text:h>
      <text:h text:style-name="Heading_20_2" text:outline-level="2">Prerequisites</text:h>
      <text:p text:style-name="Text_20_body">None.</text:p>
      <text:h text:style-name="Heading_20_2" text:outline-level="2">Known Limitations</text:h>
      <text:p text:style-name="Text_20_body">The following limitations apply to Mac Os X use:</text:p>
      <text:list text:style-name="L11">
        <text:list-item>
          <text:p text:style-name="P27">When switching from one user to another, the VPN connection is automatically dropped by the operating system for security reasons.</text:p>
        </text:list-item>
        <text:list-item>
          <text:p text:style-name="P27">When suspending and resuming (by closing laptop lid, for instance), the VPN connection will drop due to protocol timeouts but the OS will not notice this immediately when resuming. <text:s/>Disconnect and reconnect the VPN connection when resuming from suspend mode.</text:p>
        </text:list-item>
      </text:list>
      <text:h text:style-name="Heading_20_2" text:outline-level="2">Configuration</text:h>
      <text:list text:style-name="L12">
        <text:list-item>
          <text:p text:style-name="P28">Open <text:span text:style-name="T1">System Preferences</text:span><text:span text:style-name="T2">. Select </text:span><text:span text:style-name="T1">Internet &amp; Network</text:span><text:span text:style-name="T2"> =&gt; </text:span><text:span text:style-name="T1">Network</text:span><text:span text:style-name="T2">.</text:span></text:p>
        </text:list-item>
        <text:list-item>
          <text:p text:style-name="P28">Select <text:span text:style-name="T1">VPN (L2TP)</text:span><text:span text:style-name="T2">. <text:s/>Click </text:span><text:span text:style-name="T1">Configure...</text:span><text:span text:style-name="T2">.</text:span></text:p>
        </text:list-item>
        <text:list-item>
          <text:p text:style-name="P28"><text:span text:style-name="T2">Open the </text:span><text:span text:style-name="T1">Configuration</text:span><text:span text:style-name="T2"> drop-down menu <text:s/>Select </text:span><text:span text:style-name="T1">Edit Configurations</text:span><text:span text:style-name="T2"> from the menu.</text:span></text:p>
        </text:list-item>
        <text:list-item>
          <text:p text:style-name="P29">Enter remote access information into the configuration fields. <text:s/>Example:</text:p>
          <text:list>
            <text:list-item>
              <text:p text:style-name="P29"><text:span text:style-name="T1">Description</text:span> =&gt; Test Connection</text:p>
            </text:list-item>
            <text:list-item>
              <text:p text:style-name="P29"><text:span text:style-name="T1">Server Address</text:span> =&gt; vpn.company.com</text:p>
            </text:list-item>
            <text:list-item>
              <text:p text:style-name="P29"><text:span text:style-name="T1">Account Name</text:span> =&gt; john.doe</text:p>
            </text:list-item>
            <text:list-item>
              <text:p text:style-name="P29"><text:span text:style-name="T1">User Authentication</text:span> =&gt; <text:span text:style-name="T1">Password</text:span> (enter your password here)</text:p>
            </text:list-item>
            <text:list-item>
              <text:p text:style-name="P29"><text:span text:style-name="T1">Machine Authentication</text:span> =&gt; <text:span text:style-name="T1">Shared Secret</text:span> (enter server pre-shared key here)</text:p>
            </text:list-item>
          </text:list>
        </text:list-item>
        <text:list-item>
          <text:p text:style-name="P28">Click <text:span text:style-name="T1">OK</text:span><text:span text:style-name="T2"> to finish configuration.</text:span></text:p>
        </text:list-item>
        <text:list-item>
          <text:p text:style-name="P29">The newly created profile is shown in the user interface. <text:s/>Check that the profile values are correct. <text:s/>Check the <text:span text:style-name="T1">Show VPN status in menu bar</text:span> check box to make the VPN connection accessible directly from the menu.</text:p>
        </text:list-item>
        <text:list-item>
          <text:p text:style-name="P28">Click <text:span text:style-name="T1">Connect</text:span><text:span text:style-name="T2"> to activate the connection. <text:s/>You can also activate the connection directly from the top menu.</text:span></text:p>
        </text:list-item>
      </text:list>
      <text:h text:style-name="Heading_20_2" text:outline-level="2">Testing</text:h>
      <text:list text:style-name="L13">
        <text:list-item>
          <text:p text:style-name="P30">Activate the connection from the top menu.</text:p>
        </text:list-item>
        <text:list-item>
          <text:p text:style-name="P30">Open a terminal.</text:p>
        </text:list-item>
        <text:list-item>
          <text:p text:style-name="P30">Check the reachability of a server behind the remote access connection using the <text:span text:style-name="T1">ping</text:span><text:span text:style-name="T2"> command.</text:span></text:p>
        </text:list-item>
      </text:list>
      <text:p text:style-name="Text_20_body"/>
      <text:h text:style-name="P9" text:outline-level="1">Windows Vista</text:h>
      <text:h text:style-name="Heading_20_2" text:outline-level="2">Prerequisites</text:h>
      <text:p text:style-name="Text_20_body"><text:span text:style-name="T1">NOTE: </text:span>These instructions are based on Windows Vista Beta 2 and RC1 and may differ slightly from the final Vista release version.</text:p>
      <text:p text:style-name="Text_20_body">Vista prompts for administrative confirmation several times during the configuration process. <text:s/>Allow all operations required by the configuration process. <text:s/>The confirmation dialogs are not described in the configuration process below.</text:p>
      <text:h text:style-name="Heading_20_2" text:outline-level="2">Known Limitations</text:h>
      <text:p text:style-name="Text_20_body">None.</text:p>
      <text:h text:style-name="Heading_20_2" text:outline-level="2">Configuration</text:h>
      <text:list text:style-name="L14">
        <text:list-item>
          <text:p text:style-name="P31">Open <text:span text:style-name="T1">Network Center</text:span><text:span text:style-name="T2"> through </text:span><text:span text:style-name="T1">Start</text:span><text:span text:style-name="T2"> =&gt; </text:span><text:span text:style-name="T1">Network</text:span><text:span text:style-name="T2"> =&gt; </text:span><text:span text:style-name="T1">Network Center</text:span><text:span text:style-name="T2">.</text:span></text:p>
        </text:list-item>
        <text:list-item>
          <text:p text:style-name="P32">Click <text:span text:style-name="T1">Set up a connection or network</text:span> to start the connection creation wizard.</text:p>
          <text:list>
            <text:list-item>
              <text:p text:style-name="P32">Select <text:span text:style-name="T1">Connect to a Workplace</text:span> and click <text:span text:style-name="T1">Next</text:span>.</text:p>
            </text:list-item>
            <text:list-item>
              <text:p text:style-name="P32">If you have an existing connection of this type, Windows will prompt whether you want to use the existing connection or create new one. <text:s/>Select <text:span text:style-name="T1">No, create a new connection</text:span> and click <text:span text:style-name="T1">Next</text:span>.</text:p>
            </text:list-item>
            <text:list-item>
              <text:p text:style-name="P32">Click <text:span text:style-name="T1">Use my Internet connection (VPN)</text:span>.</text:p>
            </text:list-item>
            <text:list-item>
              <text:p text:style-name="P32">Enter the remote access server address into the <text:span text:style-name="T1">Internet address</text:span> field and a name for this profile (example: <text:span text:style-name="T1">Test Connection</text:span>) into the <text:span text:style-name="T1">Destination name</text:span> field.</text:p>
            </text:list-item>
            <text:list-item>
              <text:p text:style-name="P32">Ensure that the <text:span text:style-name="T1">Use a smart card</text:span> check box is cleared.</text:p>
            </text:list-item>
            <text:list-item>
              <text:p text:style-name="P32">Select whether you want to share this connection with other Windows Vista users. <text:s/>If so, select the <text:span text:style-name="T1">Allow other people to use this connection</text:span> check box, otherwise clear it.</text:p>
            </text:list-item>
            <text:list-item>
              <text:p text:style-name="P32">Check the <text:span text:style-name="T1">Don't connect now; just set it up so I can connect later</text:span> check box.</text:p>
            </text:list-item>
            <text:list-item>
              <text:p text:style-name="P32">Click <text:span text:style-name="T1">Next</text:span>.</text:p>
            </text:list-item>
            <text:list-item>
              <text:p text:style-name="P32">Vista will ask for a username and password. <text:s/>Click <text:span text:style-name="T1">Create</text:span> without entering any information (username and password will be entered later).</text:p>
            </text:list-item>
            <text:list-item>
              <text:p text:style-name="P32">Click <text:span text:style-name="T1">Close</text:span> to complete basic configuration.</text:p>
            </text:list-item>
          </text:list>
        </text:list-item>
        <text:list-item>
          <text:p text:style-name="P32">Click <text:span text:style-name="T1">Manage network connections</text:span> (<text:span text:style-name="T1">Network Connections</text:span>) from <text:span text:style-name="T1">Network Center</text:span>.</text:p>
          <text:list>
            <text:list-item>
              <text:p text:style-name="P32">Press F5 to ensure network list has been refreshed. <text:s/>(This was sometimes necessary in Windows Vista Beta 2, but may not be necessary in later versions.)</text:p>
            </text:list-item>
            <text:list-item>
              <text:p text:style-name="P32">Select the newly created remote access connection, right click to get the context menu, and select <text:span text:style-name="T1">Properties</text:span>.</text:p>
            </text:list-item>
            <text:list-item>
              <text:p text:style-name="P31">Select <text:span text:style-name="T1">Networking</text:span><text:span text:style-name="T2"> tab and do the following:</text:span></text:p>
              <text:list>
                <text:list-item>
                  <text:p text:style-name="P31"><text:span text:style-name="T2">Click </text:span><text:span text:style-name="T1">IPSec settings</text:span><text:span text:style-name="T2">. <text:s/>Check </text:span><text:span text:style-name="T1">Use pre-shared key for authentication</text:span><text:span text:style-name="T2"> and enter the pre-shared key of the remote access server (example: </text:span><text:span text:style-name="T1">aY7bCa6g</text:span><text:span text:style-name="T2">). <text:s/>Click </text:span><text:span text:style-name="T1">OK</text:span><text:span text:style-name="T2">.</text:span></text:p>
                </text:list-item>
                <text:list-item>
                  <text:p text:style-name="P31"><text:span text:style-name="T2">Check that </text:span><text:span text:style-name="T1">Type of VPN</text:span><text:span text:style-name="T2"> is set to </text:span><text:span text:style-name="T1">L2TP IPsec VPN</text:span><text:span text:style-name="T2">.</text:span></text:p>
                  <text:list>
                    <text:list-item>
                      <text:p text:style-name="P32">You can also use the <text:span text:style-name="T1">Automatic</text:span> VPN type, but automatic VPN type detection adds unnecessary delay to connection setup. <text:s/>We recommend you select the <text:span text:style-name="T1">L2TP IPsec VPN</text:span> type.</text:p>
                    </text:list-item>
                  </text:list>
                </text:list-item>
                <text:list-item>
                  <text:p text:style-name="P32">Select <text:span text:style-name="T1">Internet Protocol Version 4 (TCP/IPv4</text:span>) and click <text:span text:style-name="T1">Properties</text:span>. <text:s/>Click <text:span text:style-name="T1">Advanced...</text:span> and ensure that <text:span text:style-name="T1">Use default gateway on remote network</text:span> is selected. <text:s/>This setting ensures that all traffic will be sent to the remote access connection when the connection is active. <text:s/>This is typically the desired behavior. <text:s/>Click <text:span text:style-name="T1">OK</text:span> to close the advanced settings dialog, then click <text:span text:style-name="T1">OK</text:span> to close the Internet Protocol Version 4 (TCP/IPv4) dialog.</text:p>
                </text:list-item>
              </text:list>
            </text:list-item>
            <text:list-item>
              <text:p text:style-name="P31"><text:span text:style-name="T1">OPTIONAL: </text:span>If you wish to improve the reliability of your remote access connection, you can enable automatic redialing. <text:s/>Select the <text:span text:style-name="T1">Options</text:span><text:span text:style-name="T2"> tab. <text:s/>Alter settings e.g. as follows:</text:span></text:p>
              <text:list>
                <text:list-item>
                  <text:p text:style-name="P33">Redial attempts<text:span text:style-name="T2"> =&gt; 50</text:span></text:p>
                </text:list-item>
                <text:list-item>
                  <text:p text:style-name="P33">Time between redial attempts<text:span text:style-name="T2"> =&gt; 10 seconds</text:span></text:p>
                </text:list-item>
                <text:list-item>
                  <text:p text:style-name="P33">Idle time before hanging up<text:span text:style-name="T2"> =&gt; never</text:span></text:p>
                </text:list-item>
                <text:list-item>
                  <text:p text:style-name="P32">Check the <text:span text:style-name="T1">Redial if line is dropped</text:span> check box</text:p>
                </text:list-item>
                <text:list-item>
                  <text:p text:style-name="P33">Note:<text:span text:style-name="T2"> Windows Vista Beta 2 has an </text:span>Idle threshold<text:span text:style-name="T2"> setting which is disabled. <text:s/>This has no effect on the connection.</text:span></text:p>
                </text:list-item>
                <text:list-item>
                  <text:p text:style-name="P32"><text:span text:style-name="T1">Note:</text:span> <text:span text:style-name="T1">Redial if line is dropped</text:span> is enabled by default in Vista. <text:s/>The setting is disabled by default in Windows XP and Windows 2000.</text:p>
                </text:list-item>
              </text:list>
            </text:list-item>
            <text:list-item>
              <text:p text:style-name="P32">These settings ensure that Windows automatically reconnects if the server is temporarily unavailable. <text:s/>However, other settings may be more appropriate for your environment.</text:p>
            </text:list-item>
            <text:list-item>
              <text:p text:style-name="P32">Finally, click <text:span text:style-name="T3">OK</text:span> to close the properties window. </text:p>
            </text:list-item>
          </text:list>
        </text:list-item>
      </text:list>
      <text:h text:style-name="Heading_20_2" text:outline-level="2">Testing</text:h>
      <text:p text:style-name="Text_20_body">Test your connection profile as follows:</text:p>
      <text:list text:style-name="L15">
        <text:list-item>
          <text:p text:style-name="P34">Open <text:span text:style-name="T1">Network Connections</text:span> (<text:span text:style-name="T1">Start</text:span> =&gt; <text:span text:style-name="T1">Network</text:span>, then click <text:span text:style-name="T1">Manage network connections</text:span>).</text:p>
        </text:list-item>
        <text:list-item>
          <text:p text:style-name="P34">Start the connection by selecting your connection profile, clicking right mouse button to open the context menu, and by selecting the <text:span text:style-name="T1">Connect</text:span> option from the menu.</text:p>
          <text:list>
            <text:list-item>
              <text:p text:style-name="P35">Enter the username and password in the connection dialog. <text:s/>Check the <text:span text:style-name="T1">Save this user name and password for the following users</text:span><text:span text:style-name="T2"> checkbox and select </text:span><text:span text:style-name="T1">Anyone who uses this computer</text:span><text:span text:style-name="T2"> option. <text:s/>These settings ensure that redialing does not require interaction (password entry).</text:span></text:p>
            </text:list-item>
            <text:list-item>
              <text:p text:style-name="P34">If the computer is used by several people, do not select <text:span text:style-name="T1">Save this user name and password for the following users</text:span> checkbox, as it may be a security risk.</text:p>
            </text:list-item>
          </text:list>
        </text:list-item>
        <text:list-item>
          <text:p text:style-name="P34">Click <text:span text:style-name="T1">Connect</text:span>.</text:p>
        </text:list-item>
        <text:list-item>
          <text:p text:style-name="P34">You should ensure that connectivity to your remote network resources work correctly. <text:s/>One simple test is to the use the <text:span text:style-name="T1">ping</text:span> command in the command prompt.</text:p>
        </text:list-item>
      </text:list>
      <text:p text:style-name="Text_20_body"/>
      <text:h text:style-name="P9" text:outline-level="1">Linux</text:h>
      <text:p text:style-name="Text_20_body">Linux remote access requires a free, open source remote access client available from <text:a xlink:type="simple" xlink:href="http://www.codebay.fi/"><text:span text:style-name="T4">http://www.codebay.fi/</text:span></text:a><text:span text:style-name="T2">. <text:s/>Please request installation and configuration information from </text:span><text:a xlink:type="simple" xlink:href="mailto:info@codebay.fi"><text:span text:style-name="T4">info@codebay.fi</text:span></text:a><text:span text:style-name="T2">.</text:span></text:p>
      <text:h text:style-name="Heading_20_1" text:outline-level="1"/>
      <text:h text:style-name="P9" text:outline-level="1">Windows 2000 (SP4)</text:h>
      <text:h text:style-name="Heading_20_2" text:outline-level="2">Prerequisites</text:h>
      <text:p text:style-name="P36">Please check the following prerequisites before starting configuration:</text:p>
      <text:list text:style-name="L16">
        <text:list-item>
          <text:p text:style-name="P37">Ensure that you have administrator privileges.</text:p>
        </text:list-item>
        <text:list-item>
          <text:p text:style-name="P37">Upgrade Windows 2000 to latest service pack (currently SP4)</text:p>
        </text:list-item>
        <text:list-item>
          <text:p text:style-name="P38">Ensure that you have High Encryption Pack (HEP) installed. <text:s/>Some export versions of Windows 2000 require a separate HEP pack to enable 3DES encryption support. <text:s/>Without this support, remote access connections will fail silently. <text:s/>If unsure, download and install HEP to be sure.</text:p>
        </text:list-item>
      </text:list>
      <text:list text:style-name="L17">
        <text:list-item>
          <text:p text:style-name="P39">Install Windows 2000 NAT traversal update. <text:s/>The update can be downloaded through Microsoft Update. <text:s/>See Windows XP SP1 instructions for details. <text:s/>Select <text:span text:style-name="T1">Windows 2000 Professional SP4</text:span><text:span text:style-name="T2"> as </text:span><text:span text:style-name="T1">Operating system</text:span><text:span text:style-name="T2"> when searching for the update.</text:span></text:p>
        </text:list-item>
      </text:list>
      <text:h text:style-name="Heading_20_2" text:outline-level="2">Known Limitations</text:h>
      <text:p text:style-name="P36">Windows 2000 SP4 interoperates wi<text:span text:style-name="T5">th VPNease re</text:span>mote access server with the following limitations:</text:p>
      <text:list text:style-name="L18">
        <text:list-item>
          <text:p text:style-name="P40">NAT-T update is required from Microsoft Update. <text:s/>See instructions for Windows XP SP1 for details, using <text:span text:style-name="T1">Windows 2000 Professional SP4</text:span> as <text:span text:style-name="T1">Operating system</text:span> in the advanced search.</text:p>
        </text:list-item>
        <text:list-item>
          <text:p text:style-name="P40">Windows 2000 does not support easy configuration of pre-shared key IPsec authentication. IPsec policies for encryption must be created manually using Microsoft Management Console (mmc).</text:p>
        </text:list-item>
        <text:list-item>
          <text:p text:style-name="P40">Remote access server can only be specified using IP address, not a DNS name, because of limitations in the IPsec policy model.</text:p>
        </text:list-item>
        <text:list-item>
          <text:p text:style-name="P40">When Windows 2000 changes network point of attachment (current IP address), it takes some time before Windows 2000 can re-establish the remote access connection. <text:s/>This is caused by Windows 2000 IPsec implementation limitations. <text:s/>By using short IPsec renegotiation period this limitation can be minimized so that reconnection is possible after 5 minutes.</text:p>
        </text:list-item>
      </text:list>
      <text:p text:style-name="P36">Detailed configuration instructions are given below.</text:p>
      <text:h text:style-name="Heading_20_2" text:outline-level="2">Configuration</text:h>
      <text:h text:style-name="Heading_20_3" text:outline-level="3">Step 1: Configure L2TP/IPsec Connection</text:h>
      <text:p text:style-name="Text_20_body">First configure an L2TP/IPsec remote access connection following the Windows XP instructions with the following differences:</text:p>
      <text:list text:style-name="L19">
        <text:list-item>
          <text:p text:style-name="P41">Pre-shared key cannot be entered at this stage as Windows 2000 does not support pre-shared key authentication for remote access directly.</text:p>
        </text:list-item>
        <text:list-item>
          <text:p text:style-name="P41">The VPN server address should be entered as an IP address (e.g. <text:span text:style-name="T1">123.123.123.123</text:span><text:span text:style-name="T2">) because of Windows 2000 IPsec policy limitations.</text:span></text:p>
        </text:list-item>
      </text:list>
      <text:h text:style-name="Heading_20_3" text:outline-level="3">Step 2: Disable Automatic L2TP/IPsec IPsec Policy</text:h>
      <text:list text:style-name="L20">
        <text:list-item>
          <text:p text:style-name="P42">Add the following registry <text:span text:style-name="T1">REG_DWORD</text:span><text:span text:style-name="T2"> value</text:span> using <text:span text:style-name="T1">regedit</text:span><text:span text:style-name="T2">:</text:span></text:p>
        </text:list-item>
      </text:list>
      <text:p text:style-name="P36"><text:tab/><text:tab/>HKEY_LOCAL_MACHINE\<text:line-break/><text:tab/><text:tab/> <text:s text:c="3"/>System\<text:line-break/><text:tab/><text:tab/> <text:s text:c="7"/>CurrentControlSet\<text:line-break/><text:tab/><text:tab/> <text:s text:c="11"/>Services\<text:line-break/><text:tab/><text:tab/> <text:s text:c="15"/>Rasman\<text:line-break/><text:tab/><text:tab/> <text:s text:c="19"/>Parameters\<text:line-break/><text:tab/><text:tab/> <text:s text:c="23"/>ProhibitIpSec</text:p>
      <text:list text:style-name="L21">
        <text:list-item>
          <text:p text:style-name="P43">Set the <text:span text:style-name="T1">REG_DWORD </text:span>value to <text:span text:style-name="T1">1</text:span><text:span text:style-name="T2">.</text:span></text:p>
        </text:list-item>
        <text:list-item>
          <text:p text:style-name="P43">Reboot your computer.</text:p>
        </text:list-item>
      </text:list>
      <text:h text:style-name="Heading_20_3" text:outline-level="3">Step 3: Create a New L2TP/IPsec IPsec Policy</text:h>
      <text:list text:style-name="L22">
        <text:list-item>
          <text:p text:style-name="P44">Start the Microsoft Management Console by clicking <text:span text:style-name="T1">Start =&gt; Run</text:span><text:span text:style-name="T2">, entering </text:span><text:span text:style-name="T1">mmc</text:span><text:span text:style-name="T2">, and pressing </text:span><text:span text:style-name="T1">Enter</text:span><text:span text:style-name="T2">.</text:span></text:p>
        </text:list-item>
        <text:list-item>
          <text:p text:style-name="P44">Select <text:span text:style-name="T1">Console =&gt; Add/Remove Snap-In</text:span>. <text:s/>Click <text:span text:style-name="T1">Add</text:span> and select <text:span text:style-name="T1">IPsec Security Policy Management</text:span>. <text:s/>Click <text:span text:style-name="T1">Add</text:span> followed by <text:span text:style-name="T1">Finish</text:span>. <text:s/>Click <text:span text:style-name="T1">Close</text:span>, then <text:span text:style-name="T1">OK</text:span>.</text:p>
        </text:list-item>
        <text:list-item>
          <text:p text:style-name="P44"><text:span text:style-name="T2">Right click on </text:span><text:span text:style-name="T1">IP Security Policies on Local Machine</text:span><text:span text:style-name="T2"> to open the context menu, and select </text:span><text:span text:style-name="T1">Create IP Security Policy</text:span><text:span text:style-name="T2"> from the menu. <text:s/>Click </text:span><text:span text:style-name="T1">Next</text:span><text:span text:style-name="T2"> to start the wizard.</text:span></text:p>
          <text:list>
            <text:list-item>
              <text:p text:style-name="P44"><text:span text:style-name="T2">Enter a name for the policy in the </text:span><text:span text:style-name="T1">Name</text:span><text:span text:style-name="T2"> field (example: </text:span><text:span text:style-name="T1">L2TP/IPsec Policy</text:span><text:span text:style-name="T2">). <text:s/>Click </text:span><text:span text:style-name="T1">Next</text:span><text:span text:style-name="T2">.</text:span></text:p>
            </text:list-item>
            <text:list-item>
              <text:p text:style-name="P44">Clear the <text:span text:style-name="T3">Activate the default response rule</text:span> check box and click <text:span text:style-name="T3">Next</text:span>. </text:p>
            </text:list-item>
            <text:list-item>
              <text:p text:style-name="P44">Ensure that the <text:span text:style-name="T1">Edit properties</text:span><text:span text:style-name="T2"> check box is checked and click </text:span><text:span text:style-name="T1">Finish</text:span><text:span text:style-name="T2">.</text:span></text:p>
            </text:list-item>
            <text:list-item>
              <text:p text:style-name="P44"><text:span text:style-name="T2">Select </text:span><text:span text:style-name="T1">Rules</text:span><text:span text:style-name="T2"> tab, click </text:span><text:span text:style-name="T1">Add</text:span><text:span text:style-name="T2"> followed by </text:span><text:span text:style-name="T1">Next</text:span><text:span text:style-name="T2"> to start the wizard.</text:span></text:p>
            </text:list-item>
            <text:list-item>
              <text:p text:style-name="P44">Click <text:span text:style-name="T3">This rule does not specify a tunnel</text:span> and click <text:span text:style-name="T3">Next</text:span>. </text:p>
            </text:list-item>
            <text:list-item>
              <text:p text:style-name="P44">Click <text:span text:style-name="T3">All network connections</text:span> and click <text:span text:style-name="T3">Next</text:span>. </text:p>
            </text:list-item>
            <text:list-item>
              <text:p text:style-name="P44">Click <text:span text:style-name="T3">Use this string to protect the key exchange (pre-shared key)</text:span>, type in your server pre-shared key (example: <text:span text:style-name="T1">aY7bCa6g</text:span>). <text:s/>Click <text:span text:style-name="T1">Next</text:span><text:span text:style-name="T2">.</text:span></text:p>
            </text:list-item>
            <text:list-item>
              <text:p text:style-name="P44">Click <text:span text:style-name="T1">Add</text:span> in the IP filter list window.</text:p>
              <text:list>
                <text:list-item>
                  <text:p text:style-name="P44"><text:span text:style-name="T2">Enter a name for the filter (example: </text:span><text:span text:style-name="T1">L2TP/IPsec Filter</text:span><text:span text:style-name="T2">). <text:s/>Click </text:span><text:span text:style-name="T1">Add</text:span><text:span text:style-name="T2"> followed by </text:span><text:span text:style-name="T1">Next</text:span><text:span text:style-name="T2"> to start the wizard.</text:span></text:p>
                </text:list-item>
                <text:list-item>
                  <text:p text:style-name="P44">In IP traffic source window, select <text:span text:style-name="T1">Any IP Address</text:span><text:span text:style-name="T2"> from the drop-down menu. Click </text:span><text:span text:style-name="T1">Next</text:span><text:span text:style-name="T2">.</text:span></text:p>
                </text:list-item>
                <text:list-item>
                  <text:p text:style-name="P44"><text:span text:style-name="T2">In IP traffic destination window, select </text:span><text:span text:style-name="T1">A specific IP Address</text:span><text:span text:style-name="T2"> from the drop-down menu. <text:s/>Enter the remote access server IP address (example: </text:span><text:span text:style-name="T1">123.123.123.123</text:span><text:span text:style-name="T2">) into the field. <text:s/>Click </text:span><text:span text:style-name="T1">Next</text:span><text:span text:style-name="T2">.</text:span></text:p>
                </text:list-item>
                <text:list-item>
                  <text:p text:style-name="P44">In IP protocol type window, select <text:span text:style-name="T1">UDP</text:span> from the drop-down menu. <text:s/>Click <text:span text:style-name="T1">Next</text:span>.</text:p>
                </text:list-item>
                <text:list-item>
                  <text:p text:style-name="P44"><text:span text:style-name="T2">In IP protocol port window, select </text:span><text:span text:style-name="T1">From this port</text:span><text:span text:style-name="T2"> and enter </text:span><text:span text:style-name="T1">1701</text:span><text:span text:style-name="T2"> in the text field below. <text:s/>Select </text:span><text:span text:style-name="T1">To any port</text:span><text:span text:style-name="T2">. <text:s/>Click </text:span><text:span text:style-name="T1">Next</text:span><text:span text:style-name="T2">.</text:span></text:p>
                </text:list-item>
                <text:list-item>
                  <text:p text:style-name="P44">Ensure that the <text:span text:style-name="T1">Edit properties</text:span><text:span text:style-name="T2"> check box is checked and click </text:span><text:span text:style-name="T1">Finish</text:span><text:span text:style-name="T2">.</text:span></text:p>
                  <text:list>
                    <text:list-item>
                      <text:p text:style-name="P44">Ensure that the check box <text:span text:style-name="T1">Mirrored. Also match packets with the exact opposite source and destination addresses.</text:span><text:span text:style-name="T2"> is checked. <text:s/>Click </text:span><text:span text:style-name="T1">OK</text:span><text:span text:style-name="T2">. <text:s/>Click </text:span><text:span text:style-name="T1">Close</text:span><text:span text:style-name="T2"> to get back to the IP filter list window.</text:span></text:p>
                    </text:list-item>
                  </text:list>
                </text:list-item>
                <text:list-item>
                  <text:p text:style-name="P44">Select the newly created IP filter and click <text:span text:style-name="T1">Next</text:span><text:span text:style-name="T6">.</text:span></text:p>
                </text:list-item>
              </text:list>
            </text:list-item>
            <text:list-item>
              <text:p text:style-name="P44">Click <text:span text:style-name="T1">Add</text:span><text:span text:style-name="T2"> and </text:span><text:span text:style-name="T1">Next</text:span><text:span text:style-name="T2"> to start the wizard in the IP filter action window. </text:span></text:p>
              <text:list>
                <text:list-item>
                  <text:p text:style-name="P44"><text:span text:style-name="T2">Enter a name for the filter action (example: </text:span><text:span text:style-name="T1">L2TP/IPsec Action</text:span><text:span text:style-name="T2">) and click </text:span><text:span text:style-name="T1">Next</text:span><text:span text:style-name="T2">.</text:span></text:p>
                </text:list-item>
                <text:list-item>
                  <text:p text:style-name="P44">Select <text:span text:style-name="T1">Negotiate security</text:span>. <text:s/>Click <text:span text:style-name="T1">Next</text:span>.</text:p>
                </text:list-item>
                <text:list-item>
                  <text:p text:style-name="P44"><text:span text:style-name="T2">Select </text:span><text:span text:style-name="T1">Do not communicate with computers that do not support IPSec</text:span><text:span text:style-name="T2">. Click </text:span><text:span text:style-name="T1">Next</text:span><text:span text:style-name="T2">.</text:span></text:p>
                </text:list-item>
                <text:list-item>
                  <text:p text:style-name="P44">Select <text:span text:style-name="T1">Custom</text:span> and click <text:span text:style-name="T1">Settings...</text:span>. <text:s/>Make the following settings:</text:p>
                  <text:list>
                    <text:list-item>
                      <text:p text:style-name="P44">Data and address integrity without encryption (AH)<text:span text:style-name="T2"> =&gt; not checked</text:span></text:p>
                    </text:list-item>
                    <text:list-item>
                      <text:p text:style-name="P44">Data integrity and encryption<text:span text:style-name="T2"> =&gt; checked</text:span></text:p>
                    </text:list-item>
                    <text:list-item>
                      <text:p text:style-name="P44">Select <text:span text:style-name="T1">MD5</text:span> integrity algorithm</text:p>
                    </text:list-item>
                    <text:list-item>
                      <text:p text:style-name="P44">Select <text:span text:style-name="T1">3DES</text:span> encryption algorithm</text:p>
                    </text:list-item>
                  </text:list>
                </text:list-item>
                <text:list-item>
                  <text:p text:style-name="P44"><text:span text:style-name="T2">Click </text:span><text:span text:style-name="T1">OK</text:span><text:span text:style-name="T2">, followed by </text:span><text:span text:style-name="T1">Next</text:span><text:span text:style-name="T2">, and finally </text:span><text:span text:style-name="T1">Finish</text:span><text:span text:style-name="T2">.</text:span></text:p>
                </text:list-item>
              </text:list>
            </text:list-item>
            <text:list-item>
              <text:p text:style-name="P44">Select the newly created action and click <text:span text:style-name="T1">Edit</text:span><text:span text:style-name="T2">.</text:span></text:p>
              <text:list>
                <text:list-item>
                  <text:p text:style-name="P44"><text:span text:style-name="T2">Uncheck</text:span><text:span text:style-name="T1"> Accept unsecured communication, but always respond using IPSec</text:span><text:span text:style-name="T2">.</text:span></text:p>
                </text:list-item>
                <text:list-item>
                  <text:p text:style-name="P44"><text:span text:style-name="T2">Select the topmost entry in the </text:span><text:span text:style-name="T1">Security Method preference order</text:span><text:span text:style-name="T2"> list. Click </text:span><text:span text:style-name="T1">Edit</text:span><text:span text:style-name="T2">. Select </text:span><text:span text:style-name="T1">Custom (for expert users)</text:span><text:span text:style-name="T2"> and click </text:span><text:span text:style-name="T1">Settings...</text:span><text:span text:style-name="T2">. <text:s/>Check </text:span><text:span text:style-name="T1">Generate a new key every</text:span><text:span text:style-name="T2"> and enter </text:span><text:span text:style-name="T1">300</text:span><text:span text:style-name="T2"> (5 minutes) in the text field. Click </text:span><text:span text:style-name="T1">OK</text:span><text:span text:style-name="T2"> three times to close the nested windows.</text:span></text:p>
                </text:list-item>
              </text:list>
            </text:list-item>
            <text:list-item>
              <text:p text:style-name="P44">Select the action again and click <text:span text:style-name="T1">Next</text:span><text:span text:style-name="T2">, </text:span><text:span text:style-name="T1">Finish</text:span><text:span text:style-name="T2">, and </text:span><text:span text:style-name="T1">Close</text:span><text:span text:style-name="T2"> to complete the policy creation wizard.</text:span></text:p>
            </text:list-item>
            <text:list-item>
              <text:p text:style-name="P44">Select the filter action just created (ensure that the radiobutton becomes active) and click <text:span text:style-name="T3">Next</text:span>, then click <text:span text:style-name="T3">Finish.</text:span></text:p>
            </text:list-item>
            <text:list-item>
              <text:p text:style-name="P44">Finally, click <text:span text:style-name="T3">Close</text:span><text:span text:style-name="T2"> to complete the wizard.</text:span></text:p>
            </text:list-item>
          </text:list>
        </text:list-item>
        <text:list-item>
          <text:p text:style-name="P44">Right click the newly created IPsec policy and select <text:span text:style-name="T1">Assign</text:span><text:span text:style-name="T2"> from the context menu.</text:span></text:p>
        </text:list-item>
        <text:list-item>
          <text:p text:style-name="P45">Close the Microsoft Management Console.</text:p>
        </text:list-item>
      </text:list>
      <text:h text:style-name="Heading_20_2" text:outline-level="2">Testing</text:h>
      <text:p text:style-name="Text_20_body">Please follow the Windows XP testing procedure to test the new remote access connection.</text:p>
      <text:p text:style-name="Text_20_body"/>
      <text:h text:style-name="P9" text:outline-level="1">Pocket PC / Windows Mobile</text:h>
      <text:p text:style-name="Text_20_body">Pocket PC 2003SE and Windows Mobile 5.0 devices have L2TP/IPsec compatible VPN remote <text:span text:style-name="T5">access clients. <text:s/>VPNease </text:span><text:span text:style-name="T2">supports these built-in clients. <text:s/>Please request installation and configuration information from </text:span><text:a xlink:type="simple" xlink:href="mailto:info@codebay.fi"><text:span text:style-name="T4">info@codebay.fi</text:span></text:a><text:span text:style-name="T2">.</text:span></text:p>
      <text:h text:style-name="Heading_20_1" text:outline-level="1"/>
      <text:h text:style-name="P9" text:outline-level="1">Other Platforms</text:h>
      <text:h text:style-name="Heading_20_2" text:outline-level="2">Windows 95, Windows 98, Windows ME</text:h>
      <text:p text:style-name="Text_20_body">The Microsoft L2TP/IPsec VPN Client (“MSL2TP”) supports L2TP/IPsec remote access connections, but is no longer supported by Microsoft. <text:s/>VPNease does not support these clients.</text:p>
      <text:h text:style-name="Heading_20_2" text:outline-level="2">Open Source Clients</text:h>
      <text:p text:style-name="Text_20_body">Because the L2TP/IPsec protocol is based on open standards (IPsec, L2TP, PPP), open source client software can be made to interoperate with VPNease. <text:s/>Getting the IPsec configuration to work is usually the most challenging part, especially with regards to NAT traversal. <text:s/>The following web page has useful configuration information:</text:p>
      <text:list text:style-name="L23">
        <text:list-item>
          <text:p text:style-name="P46"><text:a xlink:type="simple" xlink:href="http://www.jacco2.dds.nl/networking/freeswan-l2tp.html">http://www.jacco2.dds.nl/networking/freeswan-l2tp.html</text:a></text:p>
        </text:list-item>
      </text:list>
      <text:p text:style-name="Text_20_body">General requirements include:</text:p>
      <text:list text:style-name="L24">
        <text:list-item>
          <text:p text:style-name="P47">IPsec: main mode and quick mode with pre-shared key authentication, transport mode, NAT traversal (draft or RFC version) in transport mode.</text:p>
        </text:list-item>
        <text:list-item>
          <text:p text:style-name="P47">L2TP: capable of acting as an L2TP initiator.</text:p>
        </text:list-item>
        <text:list-item>
          <text:p text:style-name="P47">PPP: no known impediments to compatibility.</text:p>
        </text:list-item>
        <text:list-item>
          <text:p text:style-name="P47">Root or sudo privileges are usually required to configure and use remote access on UNIX platforms.</text:p>
        </text:list-item>
      </text:list>
      <text:p text:style-name="Text_20_body">The following open source projects are known to work in L2TP/IPsec client configuration:</text:p>
      <text:list text:style-name="L25">
        <text:list-item>
          <text:p text:style-name="P48">IPsec: pluto (openswan), racoon</text:p>
        </text:list-item>
        <text:list-item>
          <text:p text:style-name="P48">L2TP: openl2tp, l2tpd</text:p>
        </text:list-item>
        <text:list-item>
          <text:p text:style-name="P48">PPP: pppd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none" style:country-asian="none" style:font-name-complex="Aria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VPNease – Configuration Guide for Client Platforms</text:p>
      </style:header>
      <style:footer>
        <text:p text:style-name="Footer"><text:page-number text:select-page="current">20</text:page-number> / <text:page-count>20</text:page-count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8-28T13:39:57</meta:creation-date>
    <dc:date>2006-09-25T10:23:10</dc:date>
    <dc:language>en-US</dc:language>
    <meta:editing-cycles>14</meta:editing-cycles>
    <meta:editing-duration>PT10H0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0" meta:paragraph-count="280" meta:word-count="3586" meta:character-count="22896"/>
  </office:meta>
</office:document-meta>
</file>